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555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37in" fo:break-before="auto" style:use-optimal-row-height="false"/>
    </style:style>
    <style:style style:name="ro5" style:family="table-row">
      <style:table-row-properties style:row-height="0.7043in" fo:break-before="auto" style:use-optimal-row-height="true"/>
    </style:style>
    <style:style style:name="ro6" style:family="table-row">
      <style:table-row-properties style:row-height="0.5283in" fo:break-before="auto" style:use-optimal-row-height="true"/>
    </style:style>
    <style:style style:name="ro7" style:family="table-row">
      <style:table-row-properties style:row-height="0.2764in" fo:break-before="auto" style:use-optimal-row-height="false"/>
    </style:style>
    <style:style style:name="ro8" style:family="table-row">
      <style:table-row-properties style:row-height="0.3453in" fo:break-before="auto" style:use-optimal-row-height="fals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2827in" fo:break-before="auto" style:use-optimal-row-height="false"/>
    </style:style>
    <style:style style:name="ro11" style:family="table-row">
      <style:table-row-properties style:row-height="0.3154in" fo:break-before="auto" style:use-optimal-row-height="false"/>
    </style:style>
    <style:style style:name="ro12" style:family="table-row">
      <style:table-row-properties style:row-height="0.2327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30"/>
    <style:style style:name="ce2" style:family="table-cell" style:parent-style-name="Default">
      <style:text-properties fo:font-size="12pt" style:font-name-asian="Liberation Sans" style:font-name-complex="Liberation Sans"/>
    </style:style>
    <style:style style:name="ce10" style:family="table-cell" style:parent-style-name="Bad">
      <style:text-properties style:font-name-asian="Liberation Sans" style:font-name-complex="Liberation Sans"/>
    </style:style>
    <style:style style:name="ce11" style:family="table-cell" style:parent-style-name="Bad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fo:language="none" fo:country="none" style:font-name-asian="Liberation Sans" style:font-size-asian="6.80000019073486pt" style:language-asian="none" style:country-asian="none" style:font-name-complex="Liberation Sans" style:font-size-complex="6.80000019073486pt" style:language-complex="none" style:country-complex="none"/>
    </style:style>
    <style:style style:name="ce5" style:family="table-cell" style:parent-style-name="Default" style:data-style-name="N11"/>
    <style:style style:name="ce6" style:family="table-cell" style:parent-style-name="Default" style:data-style-name="N10000"/>
    <style:style style:name="ce7" style:family="table-cell" style:parent-style-name="Default" style:data-style-name="N10130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130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style:font-name-asian="Liberation Sans" style:font-name-complex="Liberation Sans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P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BaaderBank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Zeile 7 KAP</text:p>
          </table:table-cell>
          <table:table-cell table:style-name="ce1" office:value-type="currency" office:currency="EUR" office:value="61.25" calcext:value-type="currency">
            <text:p>61.25 €</text:p>
          </table:table-cell>
          <table:table-cell/>
        </table:table-row>
        <table:table-row table:style-name="ro1">
          <table:table-cell office:value-type="string" calcext:value-type="string">
            <text:p>Zeile 16 | 17 KAP</text:p>
          </table:table-cell>
          <table:table-cell table:style-name="ce1" office:value-type="currency" office:currency="EUR" office:value="61.25" calcext:value-type="currency">
            <text:p>61.25 €</text:p>
          </table:table-cell>
          <table:table-cell/>
        </table:table-row>
        <table:table-row table:style-name="ro1">
          <table:table-cell office:value-type="string" calcext:value-type="string">
            <text:p>Zeile 37 KAP</text:p>
          </table:table-cell>
          <table:table-cell table:style-name="ce1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Zeile 38 KAP</text:p>
          </table:table-cell>
          <table:table-cell table:style-name="ce1" office:value-type="currency" office:currency="EUR" office:value="0" calcext:value-type="currency">
            <text:p>0.00 €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inkuenfte</text:p>
          </table:table-cell>
          <table:table-cell/>
          <table:table-cell table:style-name="ce1" office:value-type="currency" office:currency="EUR" office:value="4.8" calcext:value-type="currency">
            <text:p>4.80 €</text:p>
          </table:table-cell>
        </table:table-row>
        <table:table-row table:style-name="ro1">
          <table:table-cell office:value-type="string" calcext:value-type="string">
            <text:p>Steuern</text:p>
          </table:table-cell>
          <table:table-cell office:value-type="string" calcext:value-type="string">
            <text:p>Kapitalertrag</text:p>
          </table:table-cell>
          <table:table-cell table:style-name="ce1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office:value-type="string" calcext:value-type="string">
            <text:p>Kirche</text:p>
          </table:table-cell>
          <table:table-cell table:style-name="ce1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office:value-type="string" calcext:value-type="string">
            <text:p>Soli</text:p>
          </table:table-cell>
          <table:table-cell table:style-name="ce1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office:value-type="string" calcext:value-type="string">
            <text:p>Verluste</text:p>
          </table:table-cell>
          <table:table-cell table:style-name="ce1" office:value-type="currency" office:currency="EUR" office:value="0" calcext:value-type="currency">
            <text:p>0.00 €</text:p>
          </table:table-cell>
        </table:table-row>
      </table:table>
      <table:table table:name="Nebenkosten" table:style-name="ta1"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2" table:default-cell-style-name="ce1"/>
        <table:table-column table:style-name="co5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heleute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Thrä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ker</text:p>
          </table:table-cell>
          <table:table-cell office:value-type="string" calcext:value-type="string">
            <text:p>Thrä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cklenburg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Geschaetzt</text:p>
          </table:table-cell>
          <table:table-cell table:number-columns-repeated="6"/>
        </table:table-row>
        <table:table-row table:style-name="ro1">
          <table:table-cell office:value-type="float" office:value="48147" calcext:value-type="float">
            <text:p>48147</text:p>
          </table:table-cell>
          <table:table-cell office:value-type="string" calcext:value-type="string">
            <text:p>Müns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VB-Hausverwaltung</text:p>
          </table:table-cell>
          <table:table-cell office:value-type="string" calcext:value-type="string">
            <text:p>Willi</text:p>
          </table:table-cell>
          <table:table-cell office:value-type="string" calcext:value-type="string">
            <text:p>Springman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fenstraße</text:p>
          </table:table-cell>
          <table:table-cell office:value-type="string" calcext:value-type="string">
            <text:p>2,</text:p>
          </table:table-cell>
          <table:table-cell office:value-type="currency" office:currency="EUR" office:value="48153" calcext:value-type="currency">
            <text:p>48,153.00 €</text:p>
          </table:table-cell>
          <table:table-cell office:value-type="string" calcext:value-type="string">
            <text:p>Müns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.</text:p>
          </table:table-cell>
          <table:table-cell office:value-type="string" calcext:value-type="string">
            <text:p>0251-522422,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0251-5266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-Mail:</text:p>
          </table:table-cell>
          <table:table-cell office:value-type="string" calcext:value-type="string">
            <text:p>info@ivb-springmann.de,</text:p>
          </table:table-cell>
          <table:table-cell office:value-type="string" calcext:value-type="string">
            <text:p>Internet:</text:p>
          </table:table-cell>
          <table:table-cell office:value-type="string" calcext:value-type="string">
            <text:p>www.ivb-springmann.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rechnungsspit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hresabrechnu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us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Gemenweg</text:p>
          </table:table-cell>
          <table:table-cell office:value-type="string" calcext:value-type="string">
            <text:p>71,</text:p>
          </table:table-cell>
          <table:table-cell office:value-type="float" office:value="48149" calcext:value-type="float">
            <text:p>48149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ohn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gesch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ünster,</text:p>
          </table:table-cell>
          <table:table-cell office:value-type="string" calcext:value-type="string">
            <text:p>14.11.20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rechnungszeitrau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1.01.2023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31.12.2023</text:p>
          </table:table-cell>
          <table:table-cell table:number-columns-repeated="1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hr</text:p>
          </table:table-cell>
          <table:table-cell office:value-type="string" calcext:value-type="string">
            <text:p>Abrechnungszeitraum</text:p>
          </table:table-cell>
          <table:table-cell office:value-type="string" calcext:value-type="string">
            <text:p>01.01.2023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31.12.2023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mlageschlüssel</text:p>
          </table:table-cell>
          <table:table-cell table:number-columns-repeated="2"/>
          <table:table-cell office:value-type="string" calcext:value-type="string">
            <text:p>Beträge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2">
          <table:table-cell office:value-type="string" calcext:value-type="string">
            <text:p>Abrechnungsposition</text:p>
          </table:table-cell>
          <table:table-cell office:value-type="string" calcext:value-type="string">
            <text:p>Verteilt nach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Ihr Anteil</text:p>
          </table:table-cell>
          <table:table-cell office:value-type="string" calcext:value-type="string">
            <text:p>Einh.</text:p>
          </table:table-cell>
          <table:table-cell office:value-type="string" calcext:value-type="string">
            <text:p>Gesamt</text:p>
          </table:table-cell>
          <table:table-cell table:style-name="ce7" office:value-type="string" calcext:value-type="string">
            <text:p>Ihr Anteil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Koste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4">
          <table:table-cell table:style-name="ce2" office:value-type="string" calcext:value-type="string" table:number-columns-spanned="5" table:number-rows-spanned="1">
            <text:p>Nicht zur Umlage auf evtl. Bewohner bestimmte Kosten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5">
          <table:table-cell office:value-type="string" calcext:value-type="string">
            <text:p><text:span text:style-name="T1">Reparaturen</text:span></text:p>
            <text:p><text:span text:style-name="T1">&amp;</text:span></text:p>
            <text:p><text:span text:style-name="T1">Instandhaltungen</text:span></text:p>
            <text:p/>
          </table:table-cell>
          <table:table-cell office:value-type="string" calcext:value-type="string">
            <text:p>Eigentumsanteil</text:p>
          </table:table-cell>
          <table:table-cell table:style-name="ce6" office:value-type="float" office:value="1000" calcext:value-type="float">
            <text:p>1000</text:p>
          </table:table-cell>
          <table:table-cell office:value-type="float" office:value="294.68" calcext:value-type="float">
            <text:p>294.68</text:p>
          </table:table-cell>
          <table:table-cell office:value-type="string" calcext:value-type="string">
            <text:p>MEA</text:p>
          </table:table-cell>
          <table:table-cell office:value-type="currency" office:currency="EUR" office:value="7093.45" calcext:value-type="currency">
            <text:p>7,093.45 €</text:p>
          </table:table-cell>
          <table:table-cell office:value-type="currency" office:currency="EUR" office:value="2090.3" calcext:value-type="currency">
            <text:p>2,090.3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ntoführungsgebühren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191.8" calcext:value-type="currency">
            <text:p>191.80 €</text:p>
          </table:table-cell>
          <table:table-cell office:value-type="currency" office:currency="EUR" office:value="47.95" calcext:value-type="currency">
            <text:p>47.95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waltergebühr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1428" calcext:value-type="currency">
            <text:p>1,428.00 €</text:p>
          </table:table-cell>
          <table:table-cell office:value-type="currency" office:currency="EUR" office:value="357" calcext:value-type="currency">
            <text:p>357.00 €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pan text:style-name="T1">Rechtsanwalts-</text:span></text:p>
            <text:p><text:span text:style-name="T1">und</text:span></text:p>
            <text:p><text:span text:style-name="T1">Notarkosten</text:span></text:p>
            <text:p/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65.25" calcext:value-type="currency">
            <text:p>65.25 €</text:p>
          </table:table-cell>
          <table:table-cell office:value-type="currency" office:currency="EUR" office:value="16.31" calcext:value-type="currency">
            <text:p>16.31 €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<text:span text:style-name="T1">CO2</text:span></text:p>
            <text:p><text:span text:style-name="T1">Kostenanteil Vermieter</text:span></text:p>
            <text:p/>
          </table:table-cell>
          <table:table-cell office:value-type="string" calcext:value-type="string">
            <text:p><text:span text:style-name="T1">WZ 70%</text:span></text:p>
            <text:p/>
            <text:p/>
          </table:table-cell>
          <table:table-cell table:style-name="ce6" office:value-type="float" office:value="16556" calcext:value-type="float">
            <text:p>16556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Mwh</text:p>
          </table:table-cell>
          <table:table-cell office:value-type="currency" office:currency="EUR" office:value="32.49" calcext:value-type="currency">
            <text:p>32.49 €</text:p>
          </table:table-cell>
          <table:table-cell office:value-type="currency" office:currency="EUR" office:value="13.31" calcext:value-type="currency">
            <text:p>13.31 €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5" table:number-rows-spanned="1">
            <text:p>Zwischensumme nicht umlagefaehige Kosten</text:p>
          </table:table-cell>
          <table:covered-table-cell table:number-columns-repeated="4"/>
          <table:table-cell office:value-type="currency" office:currency="EUR" office:value="8810.99" calcext:value-type="currency">
            <text:p>8,810.99 €</text:p>
          </table:table-cell>
          <table:table-cell office:value-type="currency" office:currency="EUR" office:value="2524.87" calcext:value-type="currency">
            <text:p>2,524.87 €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7" table:number-rows-spanned="1">
            <text:p>Zur Umlage auf evtl. Bewohner bestimmte Kosten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Neutral" office:value-type="string" calcext:value-type="string">
            <text:p>Niederschlagsbeseitigung</text:p>
          </table:table-cell>
          <table:table-cell office:value-type="string" calcext:value-type="string">
            <text:p>Wohnfläche</text:p>
          </table:table-cell>
          <table:table-cell table:style-name="Default" office:value-type="float" office:value="251.19" calcext:value-type="float">
            <text:p>251.19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qm</text:p>
          </table:table-cell>
          <table:table-cell office:value-type="currency" office:currency="EUR" office:value="63.2" calcext:value-type="currency">
            <text:p>63.20 €</text:p>
          </table:table-cell>
          <table:table-cell office:value-type="currency" office:currency="EUR" office:value="18.62" calcext:value-type="currency">
            <text:p>18.62 €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7">
          <table:table-cell table:style-name="Bad" office:value-type="string" calcext:value-type="string">
            <text:p>Wasserkosten </text:p>
          </table:table-cell>
          <table:table-cell office:value-type="string" calcext:value-type="string">
            <text:p><text:span text:style-name="T2">Abw.</text:span></text:p>
            <text:p><text:span text:style-name="T2">&amp;</text:span></text:p>
            <text:p><text:span text:style-name="T2">Wasser</text:span></text:p>
            <text:p/>
          </table:table-cell>
          <table:table-cell table:style-name="Default" office:value-type="float" office:value="193.99" calcext:value-type="float">
            <text:p>193.99</text:p>
          </table:table-cell>
          <table:table-cell office:value-type="float" office:value="70.99" calcext:value-type="float">
            <text:p>70.99</text:p>
          </table:table-cell>
          <table:table-cell office:value-type="string" calcext:value-type="string">
            <text:p>qbm</text:p>
          </table:table-cell>
          <table:table-cell office:value-type="currency" office:currency="EUR" office:value="560.57" calcext:value-type="currency">
            <text:p>560.57 €</text:p>
          </table:table-cell>
          <table:table-cell office:value-type="currency" office:currency="EUR" office:value="205.14" calcext:value-type="currency">
            <text:p>205.14 €</text:p>
          </table:table-cell>
          <table:table-cell table:number-columns-repeated="10"/>
        </table:table-row>
        <table:table-row table:style-name="ro8">
          <table:table-cell table:style-name="Bad" office:value-type="string" calcext:value-type="string">
            <text:p>Abwasser</text:p>
          </table:table-cell>
          <table:table-cell office:value-type="string" calcext:value-type="string">
            <text:p><text:span text:style-name="T1">Abw.</text:span></text:p>
            <text:p><text:span text:style-name="T1">&amp;</text:span></text:p>
            <text:p><text:span text:style-name="T1">Wasser</text:span></text:p>
            <text:p/>
          </table:table-cell>
          <table:table-cell table:style-name="Default" office:value-type="float" office:value="193.99" calcext:value-type="float">
            <text:p>193.99</text:p>
          </table:table-cell>
          <table:table-cell office:value-type="float" office:value="70.99" calcext:value-type="float">
            <text:p>70.99</text:p>
          </table:table-cell>
          <table:table-cell office:value-type="string" calcext:value-type="string">
            <text:p>qbm</text:p>
          </table:table-cell>
          <table:table-cell office:value-type="currency" office:currency="EUR" office:value="478.89" calcext:value-type="currency">
            <text:p>478.89 €</text:p>
          </table:table-cell>
          <table:table-cell office:value-type="currency" office:currency="EUR" office:value="175.25" calcext:value-type="currency">
            <text:p>175.25 €</text:p>
          </table:table-cell>
          <table:table-cell table:number-columns-repeated="10"/>
        </table:table-row>
        <table:table-row table:style-name="ro1">
          <table:table-cell table:style-name="Bad" office:value-type="string" calcext:value-type="string">
            <text:p>Gewässergebühr</text:p>
          </table:table-cell>
          <table:table-cell office:value-type="string" calcext:value-type="string">
            <text:p>Wohnfläche</text:p>
          </table:table-cell>
          <table:table-cell table:style-name="Default" office:value-type="float" office:value="251.19" calcext:value-type="float">
            <text:p>251.19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qm</text:p>
          </table:table-cell>
          <table:table-cell office:value-type="currency" office:currency="EUR" office:value="3.74" calcext:value-type="currency">
            <text:p>3.74 €</text:p>
          </table:table-cell>
          <table:table-cell office:value-type="currency" office:currency="EUR" office:value="1.1" calcext:value-type="currency">
            <text:p>1.10 €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Abfallbeseitigung</text:p>
          </table:table-cell>
          <table:table-cell office:value-type="string" calcext:value-type="string">
            <text:p>Wohnfläche</text:p>
          </table:table-cell>
          <table:table-cell table:style-name="Default" office:value-type="float" office:value="251.19" calcext:value-type="float">
            <text:p>251.19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qm</text:p>
          </table:table-cell>
          <table:table-cell office:value-type="currency" office:currency="EUR" office:value="450" calcext:value-type="currency">
            <text:p>450.00 €</text:p>
          </table:table-cell>
          <table:table-cell office:value-type="currency" office:currency="EUR" office:value="132.6" calcext:value-type="currency">
            <text:p>132.60 €</text:p>
          </table:table-cell>
          <table:table-cell table:number-columns-repeated="10"/>
        </table:table-row>
        <table:table-row table:style-name="ro1">
          <table:table-cell table:style-name="Bad" office:value-type="string" calcext:value-type="string">
            <text:p>Gebäudeversicherung</text:p>
          </table:table-cell>
          <table:table-cell office:value-type="string" calcext:value-type="string">
            <text:p>Eigentumsanteil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294.68" calcext:value-type="float">
            <text:p>294.68</text:p>
          </table:table-cell>
          <table:table-cell office:value-type="string" calcext:value-type="string">
            <text:p>MEA</text:p>
          </table:table-cell>
          <table:table-cell office:value-type="currency" office:currency="EUR" office:value="829.04" calcext:value-type="currency">
            <text:p>829.04 €</text:p>
          </table:table-cell>
          <table:table-cell office:value-type="currency" office:currency="EUR" office:value="244.3" calcext:value-type="currency">
            <text:p>244.30 €</text:p>
          </table:table-cell>
          <table:table-cell table:number-columns-repeated="10"/>
        </table:table-row>
        <table:table-row table:style-name="ro1">
          <table:table-cell table:style-name="Bad" office:value-type="string" calcext:value-type="string">
            <text:p>Haftpflichtversicherung</text:p>
          </table:table-cell>
          <table:table-cell office:value-type="string" calcext:value-type="string">
            <text:p>Eigentumsanteil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294.68" calcext:value-type="float">
            <text:p>294.68</text:p>
          </table:table-cell>
          <table:table-cell office:value-type="string" calcext:value-type="string">
            <text:p>MEA</text:p>
          </table:table-cell>
          <table:table-cell office:value-type="currency" office:currency="EUR" office:value="72" calcext:value-type="currency">
            <text:p>72.00 €</text:p>
          </table:table-cell>
          <table:table-cell office:value-type="currency" office:currency="EUR" office:value="21.22" calcext:value-type="currency">
            <text:p>21.22 €</text:p>
          </table:table-cell>
          <table:table-cell table:number-columns-repeated="10"/>
        </table:table-row>
        <table:table-row table:style-name="ro9">
          <table:table-cell table:style-name="Bad" office:value-type="string" calcext:value-type="string">
            <text:p><text:span text:style-name="T1">Grundgebühr Haushalte</text:span></text:p>
            <text:p/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144" calcext:value-type="currency">
            <text:p>144.00 €</text:p>
          </table:table-cell>
          <table:table-cell office:value-type="currency" office:currency="EUR" office:value="36" calcext:value-type="currency">
            <text:p>36.00 €</text:p>
          </table:table-cell>
          <table:table-cell table:number-columns-repeated="10"/>
        </table:table-row>
        <table:table-row table:style-name="ro10">
          <table:table-cell table:style-name="ce10" office:value-type="string" calcext:value-type="string">
            <text:p>HK Verbrauchs- &amp; Grundkosten</text:p>
          </table:table-cell>
          <table:table-cell table:style-name="ce4" office:value-type="string" calcext:value-type="string">
            <text:p>Wohnfl. 30.00%</text:p>
          </table:table-cell>
          <table:table-cell table:style-name="Default" office:value-type="float" office:value="251.19" calcext:value-type="float">
            <text:p>251.19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qm</text:p>
          </table:table-cell>
          <table:table-cell office:value-type="currency" office:currency="EUR" office:value="1024.78" calcext:value-type="currency">
            <text:p>1,024.78 €</text:p>
          </table:table-cell>
          <table:table-cell office:value-type="currency" office:currency="EUR" office:value="301.98" calcext:value-type="currency">
            <text:p>301.98 €</text:p>
          </table:table-cell>
          <table:table-cell table:number-columns-repeated="10"/>
        </table:table-row>
        <table:table-row table:style-name="ro11">
          <table:table-cell table:style-name="ce10" office:value-type="string" calcext:value-type="string">
            <text:p>HK Verbrauchs- &amp; Grundkosten</text:p>
          </table:table-cell>
          <table:table-cell office:value-type="string" calcext:value-type="string">
            <text:p>WZ 70% <text:s/></text:p>
          </table:table-cell>
          <table:table-cell table:style-name="Default" office:value-type="float" office:value="16.556" calcext:value-type="float">
            <text:p>16.556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Mwh</text:p>
          </table:table-cell>
          <table:table-cell office:value-type="currency" office:currency="EUR" office:value="2391.15" calcext:value-type="currency">
            <text:p>2,391.15 €</text:p>
          </table:table-cell>
          <table:table-cell office:value-type="currency" office:currency="EUR" office:value="979.22" calcext:value-type="currency">
            <text:p>979.22 €</text:p>
          </table:table-cell>
          <table:table-cell table:number-columns-repeated="10"/>
        </table:table-row>
        <table:table-row table:style-name="ro12">
          <table:table-cell table:style-name="ce11" office:value-type="string" calcext:value-type="string">
            <text:p>WW Verbrauchs &amp; Grundkosten</text:p>
          </table:table-cell>
          <table:table-cell table:style-name="ce4" office:value-type="string" calcext:value-type="string">
            <text:p>Wohnfl. 30.00%</text:p>
          </table:table-cell>
          <table:table-cell table:style-name="Default" office:value-type="float" office:value="251.19" calcext:value-type="float">
            <text:p>251.19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qm</text:p>
          </table:table-cell>
          <table:table-cell office:value-type="currency" office:currency="EUR" office:value="291.79" calcext:value-type="currency">
            <text:p>291.79 €</text:p>
          </table:table-cell>
          <table:table-cell office:value-type="currency" office:currency="EUR" office:value="85.98" calcext:value-type="currency">
            <text:p>85.98 €</text:p>
          </table:table-cell>
          <table:table-cell table:number-columns-repeated="10"/>
        </table:table-row>
        <table:table-row table:style-name="ro13">
          <table:table-cell table:style-name="Bad" office:value-type="string" calcext:value-type="string">
            <text:p>WW Verbrauchs &amp; Grundkosten</text:p>
          </table:table-cell>
          <table:table-cell office:value-type="string" calcext:value-type="string">
            <text:p>WW-Zaehler 70% <text:s/></text:p>
          </table:table-cell>
          <table:table-cell table:style-name="Default" office:value-type="float" office:value="57.32" calcext:value-type="float">
            <text:p>57.32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qbm</text:p>
          </table:table-cell>
          <table:table-cell office:value-type="currency" office:currency="EUR" office:value="680.84" calcext:value-type="currency">
            <text:p>680.84 €</text:p>
          </table:table-cell>
          <table:table-cell office:value-type="currency" office:currency="EUR" office:value="205.72" calcext:value-type="currency">
            <text:p>205.72 €</text:p>
          </table:table-cell>
          <table:table-cell table:number-columns-repeated="10"/>
        </table:table-row>
        <table:table-row table:style-name="ro12">
          <table:table-cell table:style-name="Neutral" office:value-type="string" calcext:value-type="string">
            <text:p>Wartung Rauchwarnmelder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142.01" calcext:value-type="currency">
            <text:p>142.01 €</text:p>
          </table:table-cell>
          <table:table-cell office:value-type="currency" office:currency="EUR" office:value="35.5" calcext:value-type="currency">
            <text:p>35.50 €</text:p>
          </table:table-cell>
          <table:table-cell table:number-columns-repeated="10"/>
        </table:table-row>
        <table:table-row table:style-name="ro12">
          <table:table-cell table:style-name="Neutral" office:value-type="string" calcext:value-type="string">
            <text:p>Wartung Pumpe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312.8" calcext:value-type="currency">
            <text:p>312.80 €</text:p>
          </table:table-cell>
          <table:table-cell office:value-type="currency" office:currency="EUR" office:value="78.2" calcext:value-type="currency">
            <text:p>78.20 €</text:p>
          </table:table-cell>
          <table:table-cell table:number-columns-repeated="10"/>
        </table:table-row>
        <table:table-row table:style-name="ro12">
          <table:table-cell table:style-name="Neutral" office:value-type="string" calcext:value-type="string">
            <text:p>Schornsteinfeger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171.34" calcext:value-type="currency">
            <text:p>171.34 €</text:p>
          </table:table-cell>
          <table:table-cell office:value-type="currency" office:currency="EUR" office:value="42.84" calcext:value-type="currency">
            <text:p>42.84 €</text:p>
          </table:table-cell>
          <table:table-cell table:number-columns-repeated="10"/>
        </table:table-row>
        <table:table-row table:style-name="ro12">
          <table:table-cell table:style-name="Neutral" office:value-type="string" calcext:value-type="string">
            <text:p>Heizungswartung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398.06" calcext:value-type="currency">
            <text:p>398.06 €</text:p>
          </table:table-cell>
          <table:table-cell office:value-type="currency" office:currency="EUR" office:value="99.2" calcext:value-type="currency">
            <text:p>99.20 €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72,0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1,2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inh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44,0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6,0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51190" calcext:value-type="float">
            <text:p>251190</text:p>
          </table:table-cell>
          <table:table-cell table:number-columns-repeated="16"/>
        </table:table-row>
        <table:table-row table:style-name="ro1">
          <table:table-cell office:value-type="float" office:value="74020" calcext:value-type="float">
            <text:p>74020</text:p>
          </table:table-cell>
          <table:table-cell office:value-type="string" calcext:value-type="string">
            <text:p>m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024,78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01,98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float" office:value="16556" calcext:value-type="float">
            <text:p>16556</text:p>
          </table:table-cell>
          <table:table-cell table:number-columns-repeated="16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Mw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91,15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79,2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hnfl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office:value-type="float" office:value="251190" calcext:value-type="float">
            <text:p>251190</text:p>
          </table:table-cell>
          <table:table-cell table:number-columns-repeated="16"/>
        </table:table-row>
        <table:table-row table:style-name="ro1">
          <table:table-cell office:value-type="float" office:value="74020" calcext:value-type="float">
            <text:p>74020</text:p>
          </table:table-cell>
          <table:table-cell office:value-type="string" calcext:value-type="string">
            <text:p>m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91,79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5,98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W-Zähler</text:p>
          </table:table-cell>
          <table:table-cell table:style-name="ce5" office:value-type="percentage" office:value="0.7" calcext:value-type="percentage">
            <text:p>70.00%</text:p>
          </table:table-cell>
          <table:table-cell table:number-columns-repeated="15"/>
        </table:table-row>
        <table:table-row table:style-name="ro1">
          <table:table-cell office:value-type="float" office:value="57320" calcext:value-type="float">
            <text:p>57320</text:p>
          </table:table-cell>
          <table:table-cell table:number-columns-repeated="16"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string" calcext:value-type="string">
            <text:p>qb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80,84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05,7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42,01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5,5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inh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12,8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8,2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inh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,34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2,84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98,06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9,5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wischensumme</text:p>
          </table:table-cell>
          <table:table-cell office:value-type="string" calcext:value-type="string">
            <text:p>umlagefähige</text:p>
          </table:table-cell>
          <table:table-cell office:value-type="string" calcext:value-type="string">
            <text:p>Kosten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014,21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663,19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Kos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.825,2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.188,06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rhaltungsrücklage</text:p>
          </table:table-cell>
          <table:table-cell office:value-type="string" calcext:value-type="string">
            <text:p>(s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rhaltungsrücklage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führung</text:p>
          </table:table-cell>
          <table:table-cell office:value-type="string" calcext:value-type="string">
            <text:p>It.</text:p>
          </table:table-cell>
          <table:table-cell office:value-type="string" calcext:value-type="string">
            <text:p>Wirtschaftspl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13,04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40,5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verbindung: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Münsterland</text:p>
          </table:table-cell>
          <table:table-cell office:value-type="string" calcext:value-type="string">
            <text:p>Ost,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DE90</text:p>
          </table:table-cell>
          <table:table-cell office:value-type="currency" office:currency="EUR" office:value="4005" calcext:value-type="currency">
            <text:p>4,005.00 €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46,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WELADED1MST,</text:p>
          </table:table-cell>
          <table:table-cell office:value-type="string" calcext:value-type="string">
            <text:p>IVB-Springmann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Ust.-IdNr.:</text:p>
          </table:table-cell>
          <table:table-cell office:value-type="string" calcext:value-type="string">
            <text:p>DE126161350</text:p>
          </table:table-cell>
        </table:table-row>
        <table:table-row table:style-name="ro1" table:number-rows-repeated="104845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7:03:33.778071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09:53:18.084221922</meta:creation-date>
    <dc:date>2025-06-05T18:11:28.085446569</dc:date>
    <meta:editing-duration>PT1H15M26S</meta:editing-duration>
    <meta:editing-cycles>4</meta:editing-cycles>
    <meta:generator>LibreOffice/25.2.3.2$Linux_X86_64 LibreOffice_project/520$Build-2</meta:generator>
    <meta:document-statistic meta:table-count="2" meta:cell-count="355" meta:object-count="0"/>
  </office:meta>
</office:document-meta>
</file>